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cafb" officeooo:paragraph-rsid="001bca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cafb" officeooo:paragraph-rsid="001bca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171d23" loext:opacity="100%" style:font-name="Open Sans" fo:font-size="10.1999998092651pt" fo:letter-spacing="normal" fo:font-style="normal" fo:font-weight="normal" officeooo:rsid="001bcafb" officeooo:paragraph-rsid="001bcaf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bcafb" officeooo:paragraph-rsid="001bcafb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.318cm" style:contextual-spacing="false" style:line-height-at-least="0.593cm" fo:text-align="start" style:justify-single-word="false" fo:orphans="2" fo:widows="2" fo:padding="0cm" fo:border="none"/>
      <style:text-properties fo:font-weight="normal" officeooo:rsid="001bcafb" officeooo:paragraph-rsid="001bcafb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.318cm" style:contextual-spacing="false" style:line-height-at-least="0.593cm" fo:orphans="2" fo:widows="2" fo:padding="0cm" fo:border="none"/>
      <style:text-properties fo:font-variant="normal" fo:text-transform="none" fo:color="#171d23" loext:opacity="100%" style:font-name="Open Sans" fo:font-size="10.1999998092651pt" fo:letter-spacing="normal" fo:font-style="normal" fo:font-weight="normal" officeooo:rsid="001bcafb" officeooo:paragraph-rsid="001bcafb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.318cm" style:contextual-spacing="false" style:line-height-at-least="0.593cm" fo:orphans="2" fo:widows="2" fo:padding="0cm" fo:border="none"/>
      <style:text-properties fo:font-variant="normal" fo:text-transform="none" fo:color="#171d23" loext:opacity="100%" style:font-name="Open Sans" fo:font-size="10.1999998092651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.318cm" style:contextual-spacing="false" style:line-height-at-least="0.593cm" fo:text-align="start" style:justify-single-word="false" fo:orphans="2" fo:widows="2" fo:padding="0cm" fo:border="none"/>
      <style:text-properties fo:font-variant="normal" fo:text-transform="none" fo:color="#171d23" loext:opacity="100%" style:font-name="Open Sans" fo:font-size="10.1999998092651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.318cm" style:contextual-spacing="false" style:line-height-at-least="0.593cm" fo:orphans="2" fo:widows="2" fo:padding="0cm" fo:border="none"/>
      <style:text-properties fo:font-variant="normal" fo:text-transform="none" fo:color="#171d23" loext:opacity="100%" style:font-name="Open Sans" fo:font-size="10.1999998092651pt" fo:letter-spacing="normal" fo:language="ru" fo:country="RU" fo:font-style="normal" fo:font-weight="normal" officeooo:rsid="001bcafb" officeooo:paragraph-rsid="001bcafb" style:font-weight-asian="normal" style:font-weight-complex="normal"/>
    </style:style>
    <style:style style:name="P10" style:family="paragraph" style:parent-style-name="Text_20_body">
      <style:paragraph-properties fo:margin-top="0cm" fo:margin-bottom="0.318cm" style:contextual-spacing="false" style:line-height-at-least="0.593cm" fo:orphans="2" fo:widows="2" fo:padding="0cm" fo:border="none"/>
      <style:text-properties fo:font-weight="bold" style:font-weight-asian="bold" style:font-weight-complex="bold"/>
    </style:style>
    <style:style style:name="T1" style:family="text">
      <style:text-properties officeooo:rsid="001bcaf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171d23" loext:opacity="100%" style:font-name="Open Sans" fo:font-size="10.1999998092651pt" fo:letter-spacing="normal" fo:font-style="normal"/>
    </style:style>
    <style:style style:name="T5" style:family="text">
      <style:text-properties fo:font-variant="normal" fo:text-transform="none" fo:color="#171d23" loext:opacity="100%" style:font-name="Open Sans" fo:font-size="10.1999998092651pt" fo:letter-spacing="normal" fo:font-style="normal" officeooo:rsid="001bcafb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</text:p>
      <text:p text:style-name="P3"/>
      <text:list text:style-name="L1">
        <text:list-item>
          <text:p text:style-name="P8"><text:s/>Ожидани<text:span text:style-name="T1">е</text:span> от конечного продукта.</text:p>
          <text:p text:style-name="P5"><text:span text:style-name="T4">Создание обучаемой нейросети, которая будет производить рекрутинг кандидатов на первом этапе приема, а так же получение отчетности работодателем о прошедших этап на всех стадиях отбора <text:s/></text:span></text:p>
        </text:list-item>
        <text:list-item>
          <text:p text:style-name="P7"><text:s/>Ключевые этапы выполнения работ.</text:p>
          <text:p text:style-name="P6">1. Создание модели сайта</text:p>
          <text:p text:style-name="P6">2. Добавление машинного обучения в программу</text:p>
        </text:list-item>
        <text:list-item>
          <text:p text:style-name="P6"><text:s/>Возможность отправки сообщений с результатом отбора по электронной почте</text:p>
        </text:list-item>
        <text:list-item>
          <text:p text:style-name="P6"><text:s/>Сбор статистики по объявлениям</text:p>
        </text:list-item>
        <text:list-item>
          <text:p text:style-name="P6"><text:s/>Доработка статистики, возможность отслеживания воронки на каждом из этапов</text:p>
        </text:list-item>
        <text:list-item>
          <text:p text:style-name="P6"><text:s/>Улучшение работы машинного обучения <text:s/></text:p>
          <text:p text:style-name="P7"><text:span text:style-name="T1">3. </text:span>Календарный график или сроки исполнения.</text:p>
          <text:p text:style-name="P9">Дизайн — две недели (01.07 — 14.07)</text:p>
          <text:p text:style-name="P9">Настройка форм — неделя (07.07. - 14.07)</text:p>
          <text:p text:style-name="P9">Загрузка резюме <text:s/>- неделя (01.07 — 07.07)</text:p>
          <text:p text:style-name="P9">Обучение и сбор данных для модели <text:s/>— 3 недели (0.8 — 29.07)</text:p>
          <text:p text:style-name="P9">Тестирование — 2 недели (01.08 — 14.08)</text:p>
          <text:p text:style-name="P9">Отладка — 1 неделя (15.08 — 22.08)</text:p>
          <text:p text:style-name="P9">Предоставление компании готового результата, доработки — неделя (23.08 — 31.08)</text:p>
          <text:p text:style-name="P9">Ввод в эксплуатацию <text:span text:style-name="T6">01.09.2024</text:span></text:p>
          <text:p text:style-name="P9"><text:span text:style-name="T6"/></text:p>
          <text:p text:style-name="P7"><text:span text:style-name="T1">4. </text:span>Процедура контроля в процессе реализации проекта </text:p>
          <text:p text:style-name="P6">Контроль заказчиком будет происходить на всей стадии создания продукта. Заказчик сможет наблюдать за ходом выполнения работы и вносить свои предложения по улучшению продукта. </text:p>
        </text:list-item>
      </text:list>
      <text:p text:style-name="P10"/>
      <text:p text:style-name="P2"/>
      <text:p text:style-name="P2"/>
      <text:p text:style-name="P4"><text:span text:style-name="T3"/></text:p>
      <text:p text:style-name="P4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0:53:12.511000000</meta:creation-date>
    <dc:date>2024-04-06T14:11:02.557000000</dc:date>
    <meta:editing-duration>PT3H17M50S</meta:editing-duration>
    <meta:editing-cycles>1</meta:editing-cycles>
    <meta:document-statistic meta:table-count="0" meta:image-count="0" meta:object-count="0" meta:page-count="1" meta:paragraph-count="22" meta:word-count="162" meta:character-count="1195" meta:non-whitespace-character-count="1033"/>
    <meta:generator>LibreOffice/7.5.5.2$Windows_X86_64 LibreOffice_project/ca8fe7424262805f223b9a2334bc7181abbcbf5e</meta:generator>
  </office:meta>
</office:document-meta>
</file>